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62cm" svg:height="8.528cm" svg:x="0.019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9-14T15:09:00.373451990</dc:date>
    <meta:editing-duration>PT3M56S</meta:editing-duration>
    <meta:editing-cycles>22</meta:editing-cycles>
    <meta:generator>LibreOffice/6.4.5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63cm" svg:height="8.529cm" xlink:href="." xlink:type="simple" chart:class="chart:scatter" chart:style-name="ch1">
        <chart:plot-area chart:style-name="ch2" chart:data-source-has-labels="both" svg:x="0.303cm" svg:y="0.17cm" svg:width="14.557cm" svg:height="8.189cm">
          <chartooo:coordinate-region svg:x="0.845cm" svg:y="0.369cm" svg:width="13.921cm" svg:height="7.791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836973318117688">
                <text:p>0.836973318117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654429724189628">
                <text:p>-0.654429724189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282324939955543">
                <text:p>0.2823249399555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0942322772343826">
                <text:p>0.09423227723438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2.48124172282369">
                <text:p>-2.481241722823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2.75326387705194">
                <text:p>-2.75326387705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83872116095893">
                <text:p>-1.838721160958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469303395120691">
                <text:p>-0.4693033951206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01621376073587">
                <text:p>1.016213760735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.25033320889138">
                <text:p>2.250333208891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836973318117685">
                <text:p>0.8369733181176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654429724189633">
                <text:p>-0.6544297241896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28232493995555">
                <text:p>0.282324939955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6862501335564">
                <text:p>1.6862501335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52712424725112">
                <text:p>1.527124247251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0942322772343867">
                <text:p>0.09423227723438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2.48124172282369">
                <text:p>-2.481241722823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2.75326387705195">
                <text:p>-2.753263877051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83872116095893">
                <text:p>-1.838721160958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469303395120693">
                <text:p>-0.4693033951206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01621376073588">
                <text:p>1.016213760735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.25033320889138">
                <text:p>2.250333208891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836973318117686">
                <text:p>0.8369733181176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654429724189631">
                <text:p>-0.6544297241896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2.37046503712706">
                <text:p>-2.370465037127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282324939955538">
                <text:p>0.2823249399555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52712424725113">
                <text:p>1.527124247251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0942322772343882">
                <text:p>0.09423227723438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36197149921863">
                <text:p>-1.361971499218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2.48124172282369">
                <text:p>-2.481241722823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2.75326387705195">
                <text:p>-2.753263877051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83872116095895">
                <text:p>-1.838721160958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469303395120705">
                <text:p>-0.4693033951207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01621376073585">
                <text:p>1.016213760735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2.25033320889137">
                <text:p>2.250333208891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12132034355965">
                <text:p>2.121320343559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836973318117708">
                <text:p>0.8369733181177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65442972418962">
                <text:p>-0.654429724189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98393559597094">
                <text:p>-1.983935595970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2.82264230686267">
                <text:p>-2.822642306862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2.96306502178542">
                <text:p>-2.96306502178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19144367190435">
                <text:p>-1.191443671904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282324939955547">
                <text:p>0.2823249399555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2.67301957256511">
                <text:p>2.673019572565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2.9985196810972">
                <text:p>2.99851968109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2.58222608101184">
                <text:p>2.582226081011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52712424725113">
                <text:p>1.527124247251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0942322772343897">
                <text:p>0.09423227723438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36197149921863">
                <text:p>-1.361971499218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.48124172282369">
                <text:p>-2.481241722823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.75326387705195">
                <text:p>-2.753263877051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83872116095895">
                <text:p>-1.838721160958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469303395120706">
                <text:p>-0.4693033951207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01621376073585">
                <text:p>1.016213760735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.25033320889137">
                <text:p>2.250333208891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.12132034355965">
                <text:p>2.121320343559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83697331811771">
                <text:p>0.836973318117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654429724189618">
                <text:p>-0.6544297241896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98393559597094">
                <text:p>-1.983935595970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2.82264230686267">
                <text:p>-2.822642306862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2.96306502178542">
                <text:p>-2.963065021785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.19144367190435">
                <text:p>-1.191443671904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282324939955545">
                <text:p>0.282324939955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2.67301957256511">
                <text:p>2.673019572565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52712424725115">
                <text:p>1.527124247251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0942322772343912">
                <text:p>0.09423227723439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36197149921861">
                <text:p>-1.361971499218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2.48124172282367">
                <text:p>-2.481241722823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2.75326387705195">
                <text:p>-2.753263877051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1.83872116095895">
                <text:p>-1.838721160958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469303395120708">
                <text:p>-0.4693033951207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01621376073585">
                <text:p>1.016213760735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2.25033320889137">
                <text:p>2.250333208891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.12132034355965">
                <text:p>2.121320343559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836973318117711">
                <text:p>0.8369733181177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654429724189637">
                <text:p>-0.654429724189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2.82264230686267">
                <text:p>-2.822642306862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2.96306502178542">
                <text:p>-2.963065021785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2.37046503712709">
                <text:p>-2.370465037127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.19144367190433">
                <text:p>-1.191443671904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282324939955544">
                <text:p>0.2823249399555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9985196810972">
                <text:p>2.99851968109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52712424725115">
                <text:p>1.527124247251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0942322772343926">
                <text:p>0.09423227723439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36197149921863">
                <text:p>-1.361971499218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2.4812417228237">
                <text:p>-2.48124172282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2.75326387705196">
                <text:p>-2.753263877051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83872116095894">
                <text:p>-1.838721160958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469303395120709">
                <text:p>-0.4693033951207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01621376073585">
                <text:p>1.016213760735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2.25033320889136">
                <text:p>2.250333208891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.12132034355965">
                <text:p>2.121320343559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0.836973318117712">
                <text:p>0.8369733181177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0.654429724189594">
                <text:p>-0.6544297241895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2.82264230686267">
                <text:p>-2.822642306862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2.96306502178542">
                <text:p>-2.963065021785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2.37046503712709">
                <text:p>-2.370465037127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1.19144367190433">
                <text:p>-1.191443671904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0.282324939955543">
                <text:p>0.2823249399555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1.68625013355638">
                <text:p>1.686250133556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1.52712424725115">
                <text:p>1.527124247251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0.0942322772343941">
                <text:p>0.0942322772343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1.36197149921862">
                <text:p>-1.361971499218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2.48124172282367">
                <text:p>-2.481241722823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2.75326387705196">
                <text:p>-2.753263877051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1.83872116095894">
                <text:p>-1.838721160958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0.46930339512071">
                <text:p>-0.469303395120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1.01621376073585">
                <text:p>1.016213760735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2.25033320889136">
                <text:p>2.250333208891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2.12132034355966">
                <text:p>2.121320343559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0.836973318117714">
                <text:p>0.8369733181177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0.654429724189593">
                <text:p>-0.6544297241895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1.98393559597095">
                <text:p>-1.983935595970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2.82264230686267">
                <text:p>-2.822642306862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2.96306502178542">
                <text:p>-2.963065021785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2.37046503712709">
                <text:p>-2.370465037127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0.282324939955541">
                <text:p>0.2823249399555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1.68625013355638">
                <text:p>1.686250133556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2.67301957256509">
                <text:p>2.673019572565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2.9985196810972">
                <text:p>2.99851968109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1.52712424725115">
                <text:p>1.527124247251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0.0942322772343956">
                <text:p>0.09423227723439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1.36197149921862">
                <text:p>-1.361971499218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2.48124172282369">
                <text:p>-2.481241722823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2.75326387705196">
                <text:p>-2.753263877051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-1.83872116095894">
                <text:p>-1.838721160958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0.469303395120712">
                <text:p>-0.4693033951207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1.01621376073585">
                <text:p>1.016213760735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2.25033320889135">
                <text:p>2.250333208891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2.12132034355966">
                <text:p>2.121320343559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